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201000000F00000006F95B0ABBD8D0AF237.png" manifest:media-type="image/png"/>
  <manifest:file-entry manifest:full-path="Pictures/10000000000006AF000002600E3A4CDFF488AB13.jpg" manifest:media-type="image/jpeg"/>
  <manifest:file-entry manifest:full-path="Pictures/10000201000002CC000003F59ECDDD11E96845ED.png" manifest:media-type="image/png"/>
  <manifest:file-entry manifest:full-path="Pictures/1000000000000500000002D02E08120F1757D1B2.jpg" manifest:media-type="image/jpeg"/>
  <manifest:file-entry manifest:full-path="Pictures/10000000000002B10000027853159E4ED68F2B89.png" manifest:media-type="image/png"/>
  <manifest:file-entry manifest:full-path="Pictures/10000000000003680000028FB8F9A84C77DF9AC1.png" manifest:media-type="image/png"/>
  <manifest:file-entry manifest:full-path="Pictures/10000000000002E00000040499C300ACD311721B.jpg" manifest:media-type="image/jpeg"/>
  <manifest:file-entry manifest:full-path="Pictures/10000201000002F30000014086A5E10307675950.png" manifest:media-type="image/png"/>
  <manifest:file-entry manifest:full-path="Pictures/10000000000003AB000002985634D5F375790D8B.jpg" manifest:media-type="image/jpeg"/>
  <manifest:file-entry manifest:full-path="Pictures/10000000000001DB000001D60C53334FF5639377.png" manifest:media-type="image/png"/>
  <manifest:file-entry manifest:full-path="Pictures/1000000000000276000001614CC8ACBA41AC5F4C.jpg" manifest:media-type="image/jpeg"/>
  <manifest:file-entry manifest:full-path="Pictures/100002010000055C00000241546E16DF7894236D.png" manifest:media-type="image/png"/>
  <manifest:file-entry manifest:full-path="Pictures/100002010000036800000244FFE4732742814536.png" manifest:media-type="image/png"/>
  <manifest:file-entry manifest:full-path="Pictures/10000201000005BF000002D4095C9D5A1BC0F604.png" manifest:media-type="image/png"/>
  <manifest:file-entry manifest:full-path="Pictures/10000201000001D8000001D92BCA2126619AE55F.png" manifest:media-type="image/png"/>
  <manifest:file-entry manifest:full-path="Pictures/100002010000028E00000228548DBC4B8C0B3142.png" manifest:media-type="image/png"/>
  <manifest:file-entry manifest:full-path="Pictures/100002010000016800000074FB6201F7CFB5D692.png" manifest:media-type="image/png"/>
  <manifest:file-entry manifest:full-path="Pictures/10000201000000F0000000F03F34FF713A28B8D2.png" manifest:media-type="image/png"/>
  <manifest:file-entry manifest:full-path="Pictures/10000000000001660000007C69A135E8638AA88E.png" manifest:media-type="image/png"/>
  <manifest:file-entry manifest:full-path="Pictures/10000000000004E60000020CC32C0160FE93760B.png" manifest:media-type="image/png"/>
  <manifest:file-entry manifest:full-path="Pictures/1000020100000594000003D0C44B78700E875B89.png" manifest:media-type="image/png"/>
  <manifest:file-entry manifest:full-path="Pictures/10000201000005E100000284A6FDD916F1F4D039.png" manifest:media-type="image/png"/>
  <manifest:file-entry manifest:full-path="Pictures/10000201000000DE000000B42203706181C31B5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be33d" draw:textarea-horizontal-align="justify" draw:textarea-vertical-align="middle" draw:auto-grow-height="false" fo:min-height="1.24cm" fo:min-width="0.021cm"/>
    </style:style>
    <style:style style:name="gr5" style:family="graphic" style:parent-style-name="standard">
      <style:graphic-properties draw:stroke="none" draw:fill-color="#dee6ef" draw:textarea-horizontal-align="justify" draw:textarea-vertical-align="middle" draw:auto-grow-height="false" fo:min-height="10.799cm" fo:min-width="0.801cm"/>
    </style:style>
    <style:style style:name="gr6" style:family="graphic" style:parent-style-name="standard">
      <style:graphic-properties draw:stroke="none" draw:fill-color="#168253" draw:textarea-horizontal-align="justify" draw:textarea-vertical-align="middle" draw:auto-grow-height="false" fo:min-height="3.283cm" fo:min-width="0cm"/>
    </style:style>
    <style:style style:name="gr7" style:family="graphic" style:parent-style-name="standard">
      <style:graphic-properties draw:stroke="none" draw:fill-color="#f6f9d4" draw:textarea-horizontal-align="justify" draw:textarea-vertical-align="middle" draw:auto-grow-height="false" fo:min-height="1.067cm" fo:min-width="0.07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draw:fill-color="#168253" draw:textarea-horizontal-align="justify" draw:textarea-vertical-align="middle" draw:auto-grow-height="false" fo:min-height="10.649cm" fo:min-width="0.342cm"/>
    </style:style>
    <style:style style:name="gr10" style:family="graphic" style:parent-style-name="standard">
      <style:graphic-properties draw:stroke="none" draw:fill-color="#f6f9d4" draw:textarea-horizontal-align="justify" draw:textarea-vertical-align="middle" draw:auto-grow-height="false" fo:min-height="3.814cm" fo:min-width="0.647cm"/>
    </style:style>
    <style:style style:name="gr11" style:family="graphic" style:parent-style-name="standard">
      <style:graphic-properties svg:stroke-width="0.081cm" svg:stroke-color="#f10d0c" draw:marker-start-width="0.321cm" draw:marker-end-width="0.321cm" draw:fill="none" draw:textarea-horizontal-align="justify" draw:textarea-vertical-align="middle" draw:auto-grow-height="false" fo:min-height="8.67cm" fo:min-width="23.82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f10d0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draw:fill="none" fo:min-height="1.424cm"/>
    </style:style>
    <style:style style:name="gr15" style:family="graphic" style:parent-style-name="standard">
      <style:graphic-properties draw:stroke="none" draw:fill="none" fo:min-height="3.799cm"/>
    </style:style>
    <style:style style:name="gr16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_5f_3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18" style:family="graphic" style:parent-style-name="Standard_5f_3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19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20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2" style:family="graphic" style:parent-style-name="standard">
      <style:graphic-properties draw:stroke="none" draw:fill="none" fo:min-height="1.123cm"/>
    </style:style>
    <style:style style:name="gr23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24" style:family="graphic" style:parent-style-name="standard">
      <style:graphic-properties draw:stroke="none" draw:fill="none" fo:min-height="4.75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1cm, 4.099cm, 0.583cm, 3.13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</style:style>
    <style:style style:name="gr27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28" style:family="graphic" style:parent-style-name="Objet_20_sans_20_remplissage_20_et_20_sans_20_ligne">
      <style:graphic-properties draw:stroke="none" draw:fill="none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64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title">
      <style:graphic-properties draw:textarea-vertical-align="top" fo:min-height="0.628cm"/>
    </style:style>
    <style:style style:name="pr10" style:family="presentation" style:parent-style-name="Default-title">
      <style:graphic-properties draw:textarea-vertical-align="top" fo:min-height="1.303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title">
      <style:graphic-properties draw:textarea-vertical-align="top" fo:min-height="0.788cm"/>
    </style:style>
    <style:style style:name="pr17" style:family="presentation" style:parent-style-name="Default-title">
      <style:graphic-properties draw:textarea-vertical-align="top" fo:min-height="1.255cm"/>
    </style:style>
    <style:style style:name="pr18" style:family="presentation" style:parent-style-name="Default-outline1" style:list-style-name="L5">
      <style:graphic-properties fo:min-height="11.929cm"/>
    </style:style>
    <style:style style:name="pr19" style:family="presentation" style:parent-style-name="Default-outline1" style:list-style-name="L5">
      <style:graphic-properties fo:min-height="11.929cm"/>
    </style:style>
    <style:style style:name="pr20" style:family="presentation" style:parent-style-name="Default-outline1" style:list-style-name="L5">
      <style:graphic-properties fo:min-height="11.929cm"/>
    </style:style>
    <style:style style:name="pr21" style:family="presentation" style:parent-style-name="Default-title">
      <style:graphic-properties draw:textarea-vertical-align="top" fo:min-height="1.026cm"/>
    </style:style>
    <style:style style:name="pr22" style:family="presentation" style:parent-style-name="Default-title">
      <style:graphic-properties draw:textarea-vertical-align="top" fo:min-height="2.051cm"/>
    </style:style>
    <style:style style:name="pr23" style:family="presentation" style:parent-style-name="Default-outline1" style:list-style-name="L5">
      <style:graphic-properties fo:min-height="11.929cm"/>
    </style:style>
    <style:style style:name="pr24" style:family="presentation" style:parent-style-name="Default-outline1" style:list-style-name="L5">
      <style:graphic-properties fo:min-height="11.929cm"/>
    </style:style>
    <style:style style:name="pr25" style:family="presentation" style:parent-style-name="Default-outline1" style:list-style-name="L5">
      <style:graphic-properties fo:min-height="11.929cm"/>
    </style:style>
    <style:style style:name="pr26" style:family="presentation" style:parent-style-name="Default-outline1" style:list-style-name="L5">
      <style:graphic-properties fo:min-height="11.929cm"/>
    </style:style>
    <style:style style:name="pr27" style:family="presentation" style:parent-style-name="Default-outline1" style:list-style-name="L5">
      <style:graphic-properties fo:min-height="11.929cm"/>
    </style:style>
    <style:style style:name="pr28" style:family="presentation" style:parent-style-name="Default-outline1" style:list-style-name="L5">
      <style:graphic-properties fo:min-height="11.929cm"/>
    </style:style>
    <style:style style:name="pr29" style:family="presentation" style:parent-style-name="Default-outline1" style:list-style-name="L5">
      <style:graphic-properties fo:min-height="11.929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title">
      <style:graphic-properties draw:textarea-vertical-align="top" fo:min-height="6.301cm"/>
    </style:style>
    <style:style style:name="pr32" style:family="presentation" style:parent-style-name="Default-outline1" style:list-style-name="L5">
      <style:graphic-properties fo:min-height="11.929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outline1" style:list-style-name="L5">
      <style:graphic-properties fo:min-height="11.929cm"/>
    </style:style>
    <style:style style:name="pr35" style:family="presentation" style:parent-style-name="Default-outline1" style:list-style-name="L5">
      <style:graphic-properties fo:min-height="11.929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outline1" style:list-style-name="L5">
      <style:graphic-properties fo:min-height="11.929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outline1" style:list-style-name="L5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be33d"/>
      <style:paragraph-properties fo:text-align="center"/>
      <style:text-properties fo:language="fr" fo:country="FR"/>
    </style:style>
    <style:style style:name="P8" style:family="paragraph">
      <loext:graphic-properties draw:fill-color="#dee6ef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168253"/>
      <style:paragraph-properties fo:text-align="center"/>
      <style:text-properties fo:language="fr" fo:country="FR"/>
    </style:style>
    <style:style style:name="P11" style:family="paragraph">
      <loext:graphic-properties draw:fill-color="#f6f9d4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paragraph-properties style:writing-mode="lr-tb"/>
      <style:text-properties fo:font-size="18pt"/>
    </style:style>
    <style:style style:name="P20" style:family="paragraph">
      <loext:graphic-properties draw:fill="none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4" style:family="paragraph">
      <loext:graphic-properties draw:fill-color="#ffa07a"/>
      <style:paragraph-properties fo:text-align="center"/>
      <style:text-properties fo:language="fr" fo:country="FR"/>
    </style:style>
    <style:style style:name="P25" style:family="paragraph">
      <loext:graphic-properties draw:fill-color="#fff0f5"/>
      <style:paragraph-properties fo:text-align="center"/>
      <style:text-properties fo:language="fr" fo:country="FR"/>
    </style:style>
    <style:style style:name="P26" style:family="paragraph">
      <style:paragraph-properties fo:text-align="center" style:writing-mode="lr-tb"/>
      <style:text-properties fo:color="#ffffff" fo:font-size="32pt" fo:language="fr" fo:country="FR" fo:font-weight="bold" style:font-size-asian="32pt" style:font-size-complex="32pt"/>
    </style:style>
    <style:style style:name="P27" style:family="paragraph">
      <style:paragraph-properties fo:text-align="center" style:writing-mode="lr-tb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28" style:family="paragraph">
      <loext:graphic-properties draw:fill="none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loext:graphic-properties draw:fill="none"/>
      <style:text-properties fo:font-size="28pt" style:font-size-asian="28pt" style:font-size-complex="28pt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P32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3" style:family="paragraph">
      <style:paragraph-properties fo:text-align="center" style:writing-mode="lr-tb"/>
      <style:text-properties fo:color="#ffffff" fo:font-size="26pt" fo:language="fr" fo:country="FR" fo:font-weight="bold" style:font-size-asian="26pt" style:font-size-complex="26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35" style:family="paragraph">
      <loext:graphic-properties draw:fill-color="#ff0000" draw:opacity="52%"/>
      <style:paragraph-properties fo:text-align="center"/>
    </style:style>
    <style:style style:name="P36" style:family="paragraph">
      <loext:graphic-properties draw:fill="none" draw:fill-color="#729fcf" draw:opacity="50%"/>
      <style:paragraph-properties fo:text-align="center"/>
    </style:style>
    <style:style style:name="P37" style:family="paragraph">
      <style:paragraph-properties fo:margin-left="0cm" fo:margin-right="0cm" fo:margin-top="0.37cm" fo:margin-bottom="0cm" fo:text-align="start" fo:text-indent="0cm"/>
    </style:style>
    <style:style style:name="P38" style:family="paragraph">
      <style:paragraph-properties fo:text-align="start" style:writing-mode="lr-tb"/>
      <style:text-properties fo:color="#ffffff" fo:font-size="28pt" fo:language="fr" fo:country="FR" fo:font-weight="bold" style:font-size-asian="28pt" style:font-size-complex="28pt"/>
    </style:style>
    <style:style style:name="P39" style:family="paragraph">
      <style:paragraph-properties fo:text-align="start" style:writing-mode="lr-tb"/>
      <style:text-properties fo:color="#ffffff" fo:font-size="40pt" fo:language="fr" fo:country="FR" fo:font-weight="bold" style:font-size-asian="40pt" style:font-size-complex="40pt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style:font-size-asian="36pt" style:font-size-complex="36pt"/>
    </style:style>
    <style:style style:name="T7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font-size="18pt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style:style style:name="T14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5" style:family="text">
      <style:text-properties fo:font-size="21.2000007629395pt" fo:language="fr" fo:country="FR"/>
    </style:style>
    <style:style style:name="T16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T19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fo:color="#ffffff" fo:font-size="28pt" fo:language="fr" fo:country="FR" style:font-size-asian="28pt" style:font-size-complex="28pt"/>
    </style:style>
    <style:style style:name="T21" style:family="text"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T22" style:family="text">
      <style:text-properties fo:color="#ffffff" fo:font-size="26pt" fo:language="fr" fo:country="FR" fo:font-weight="bold" style:font-size-asian="26pt" style:font-size-complex="26pt"/>
    </style:style>
    <style:style style:name="T23" style:family="text">
      <style:text-properties fo:color="#ffffff" fo:font-size="26pt" fo:language="fr" fo:country="FR" fo:font-weight="normal" style:font-size-asian="26pt" style:font-weight-asian="normal" style:font-size-complex="26pt" style:font-weight-complex="normal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26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27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8" style:family="text">
      <style:text-properties fo:color="#ffffff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ffff" fo:font-size="28pt" fo:language="fr" fo:country="FR" style:text-underline-style="none" fo:font-weight="normal" style:font-size-asian="28pt" style:font-weight-asian="normal" style:font-size-complex="28pt" style:font-weight-complex="normal"/>
    </style:style>
    <style:style style:name="T32" style:family="text">
      <style:text-properties fo:font-variant="normal" fo:text-transform="none" fo:color="#ffffff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fo:font-size="28pt" fo:language="fr" fo:country="FR" fo:font-weight="bold" style:font-size-asian="28pt" style:font-size-complex="28pt"/>
    </style:style>
    <style:style style:name="T34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5" style:family="text">
      <style:text-properties fo:color="#ffffff" fo:font-size="40pt" fo:language="fr" fo:country="FR" fo:font-weight="bold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Data-journalism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4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1.041cm" svg:height="4.598cm" draw:transform="rotate (-3.14159265358979) translate (28.041cm 4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301cm" svg:height="11.049cm" draw:transform="rotate (-3.14159265358979) translate (1.183cm 15.83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Objectifs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Transmettre des données complexes via des graphiques et des légendes</text:span></text:p>
                <text:list>
                  <text:list-item>
                    <text:p text:style-name="P1"><text:span text:style-name="T6">Permet de prendre une décision rapide</text:span></text:p>
                  </text:list-item>
                </text:list>
              </text:list-item>
              <text:list-item>
                <text:p text:style-name="P13"><text:span text:style-name="T6">Appelé également "dataviz" ou "visualisation de données"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Objectifs</text:span></text:p>
          </draw:text-box>
        </draw:frame>
        <draw:frame presentation:style-name="pr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Les gens lisent moins, il leur faut une accroche, une synthèse d'informations</text:span></text:p>
              </text:list-item>
              <text:list-item>
                <text:p text:style-name="P13"><text:span text:style-name="T10">Une infographie est un assemblage de dataviz, chiffres et illustrations</text:span></text:p>
                <text:list>
                  <text:list-item>
                    <text:p text:style-name="P1"><text:span text:style-name="T11">Peut créer une histoire (storytelling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Objectifs</text:span></text:p>
          </draw:text-box>
        </draw:frame>
        <draw:frame draw:style-name="gr2" draw:text-style-name="P17" draw:layer="layout" svg:width="24.206cm" svg:height="8.6cm" svg:x="0.846cm" svg:y="3cm">
          <draw:image xlink:href="Pictures/10000000000006AF000002600E3A4CDFF488AB13.jpg" xlink:type="simple" xlink:show="embed" xlink:actuate="onLoad" loext:mime-type="image/jpeg">
            <text:p/>
          </draw:image>
        </draw:frame>
        <draw:custom-shape draw:style-name="gr11" draw:text-style-name="P17" draw:layer="layout" svg:width="24.4cm" svg:height="9cm" svg:x="0.8cm" svg:y="2.8cm">
          <text:p/>
          <draw:enhanced-geometry svg:viewBox="0 0 21600 21600" draw:type="rectangle" draw:enhanced-path="M 0 0 L 21600 0 21600 21600 0 21600 0 0 Z N"/>
        </draw:custom-shape>
        <draw:line draw:style-name="gr12" draw:text-style-name="P17" draw:layer="layout" svg:x1="0.8cm" svg:y1="11.8cm" svg:x2="0.8cm" svg:y2="13.6cm">
          <text:p/>
        </draw:line>
        <draw:frame draw:style-name="gr13" draw:text-style-name="P18" draw:layer="layout" svg:width="12cm" svg:height="0.962cm" svg:x="0.4cm" svg:y="13.6cm">
          <draw:text-box>
            <text:p>Datavisualisation (graphique + légendes)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8" draw:text-style-name="P14" draw:layer="layout" svg:width="25.03cm" svg:height="10.605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A ne pas confondre avec la datavisualisation</text:span></text:p>
              </text:list-item>
              <text:list-item>
                <text:p text:style-name="P13"><text:span text:style-name="T6">Ensemble de dataviz, illustrations et autre textes</text:span></text:p>
              </text:list-item>
              <text:list-item>
                <text:p text:style-name="P13"><text:span text:style-name="T6">Sert à décrire un processus en le simplifiant</text:span></text:p>
              </text:list-item>
              <text:list-item>
                <text:p text:style-name="P13"><text:span text:style-name="T6">Peut raconter une histoire (story-telling)</text:span></text:p>
                <text:list>
                  <text:list-item>
                    <text:p text:style-name="P1"><text:span text:style-name="T6">Peut prendre un parti</text:span></text:p>
                  </text:list-item>
                </text:list>
              </text:list-item>
              <text:list-item>
                <text:p text:style-name="P1"><text:span text:style-name="T6">Ne pas oublier de mettre vos sources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Infographie - Exemples</text:span></text:p>
          </draw:text-box>
        </draw:frame>
        <draw:frame draw:style-name="gr2" draw:text-style-name="P17" draw:layer="layout" svg:width="9.162cm" svg:height="12.965cm" svg:x="17.438cm" svg:y="0.435cm">
          <draw:image xlink:href="Pictures/10000201000002CC000003F59ECDDD11E96845ED.png" xlink:type="simple" xlink:show="embed" xlink:actuate="onLoad" loext:mime-type="image/png">
            <text:p/>
          </draw:image>
        </draw:frame>
        <draw:frame draw:style-name="gr2" draw:text-style-name="P17" draw:layer="layout" svg:width="9.17cm" svg:height="12.809cm" svg:x="0.43cm" svg:y="2.2cm">
          <draw:image xlink:href="Pictures/10000000000002E00000040499C300ACD311721B.jpg" xlink:type="simple" xlink:show="embed" xlink:actuate="onLoad" loext:mime-type="image/jpeg">
            <text:p/>
          </draw:image>
        </draw:frame>
        <draw:frame draw:style-name="gr2" draw:text-style-name="P17" draw:layer="layout" svg:width="12.898cm" svg:height="5.466cm" svg:x="8.902cm" svg:y="10.6cm">
          <draw:image xlink:href="Pictures/10000201000002F30000014086A5E10307675950.png" xlink:type="simple" xlink:show="embed" xlink:actuate="onLoad" loext:mime-type="image/png">
            <text:p/>
          </draw:image>
        </draw:frame>
        <draw:frame draw:style-name="gr2" draw:text-style-name="P17" draw:layer="layout" svg:width="10.964cm" svg:height="4.611cm" svg:x="8.436cm" svg:y="3.989cm">
          <draw:image xlink:href="Pictures/100002010000055C00000241546E16DF7894236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9" draw:layer="layout" svg:width="24.2cm" svg:height="1.674cm" svg:x="1.9cm" svg:y="8.126cm">
          <draw:text-box>
            <text:p><text:span text:style-name="T12">Graphical excellence is that which gives to the viewer the greatest number of ideas in the shortest time with the least ink in the smallest space.</text:span></text:p>
          </draw:text-box>
        </draw:frame>
        <draw:frame draw:style-name="gr15" draw:text-style-name="P20" draw:layer="layout" svg:width="25.479cm" svg:height="4.049cm" svg:x="1.261cm" svg:y="3.2cm">
          <draw:text-box>
            <text:p><text:span text:style-name="T13">Un excellent graphique est celui qui donne au spectateur le plus grand nombre d'idées avec le moins d'encre possible, dans le plus petit espace. </text:span></text:p>
          </draw:text-box>
        </draw:frame>
        <draw:frame presentation:style-name="pr9" draw:text-style-name="P22" draw:layer="layout" svg:width="26.924cm" svg:height="0.628cm" svg:x="0.538cm" svg:y="10.4cm" presentation:class="title" presentation:user-transformed="true">
          <draw:text-box>
            <text:p text:style-name="P21"><text:span text:style-name="T9"><text:s/></text:span><text:span text:style-name="T9">Edward R. Tufte, Professeur de statistiques à l’université de Yale</text:span></text:p>
          </draw:text-box>
        </draw:frame>
        <draw:line draw:style-name="gr16" draw:text-style-name="P17" draw:layer="layout" svg:x1="10.6cm" svg:y1="7.6cm" svg:x2="17.4cm" svg:y2="7.6cm">
          <text:p/>
        </draw:lin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s en bâtons (Bar chart)</text:span></text:p>
          </draw:text-box>
        </draw:frame>
        <draw:frame presentation:style-name="pr11" draw:text-style-name="P23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Très facile à lire</text:span></text:p>
              </text:list-item>
              <text:list-item>
                <text:p text:style-name="P13"><text:span text:style-name="T14">Permet de comparer des données</text:span></text:p>
              </text:list-item>
              <text:list-item>
                <text:p text:style-name="P13"><text:span text:style-name="T14">Existe aussi sous la forme horizontale, groupée ou encore groupée et empilée </text:span></text:p>
              </text:list-item>
            </text:list>
          </draw:text-box>
        </draw:frame>
        <draw:frame draw:style-name="gr2" draw:text-style-name="P17" draw:layer="layout" svg:width="11.841cm" svg:height="8.894cm" svg:x="15.8cm" svg:y="2.454cm">
          <draw:image xlink:href="Pictures/10000000000003680000028FB8F9A84C77DF9AC1.png" xlink:type="simple" xlink:show="embed" xlink:actuate="onLoad" loext:mime-type="image/png">
            <text:p/>
          </draw:image>
        </draw:frame>
        <draw:custom-shape draw:style-name="gr17" draw:text-style-name="P24" draw:layer="layout" svg:width="0.641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circulaire (Pie chart)</text:span></text:p>
          </draw:text-box>
        </draw:frame>
        <draw:frame presentation:style-name="pr12" draw:text-style-name="P23" draw:layer="layout" svg:width="14.6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Appelé aussi "camembert"</text:span></text:p>
              </text:list-item>
              <text:list-item>
                <text:p text:style-name="P13"><text:span text:style-name="T16">Peut devenir très vite illisible</text:span></text:p>
              </text:list-item>
              <text:list-item>
                <text:p text:style-name="P13"><text:span text:style-name="T14">Limiter le nombre d'entrées</text:span></text:p>
              </text:list-item>
              <text:list-item>
                <text:p text:style-name="P13"><text:span text:style-name="T17">Permet de représenter la <text:s/></text:span><text:span text:style-name="T14">composition/répartition de quelque chose</text:span></text:p>
              </text:list-item>
              <text:list-item>
                <text:p text:style-name="P13"><text:span text:style-name="T14">Peut être représenté sous forme de bâtons</text:span></text:p>
              </text:list-item>
            </text:list>
          </draw:text-box>
        </draw:frame>
        <draw:frame draw:style-name="gr2" draw:text-style-name="P17" draw:layer="layout" svg:width="9.501cm" svg:height="9.4cm" svg:x="16.899cm" svg:y="2.4cm">
          <draw:image xlink:href="Pictures/10000000000001DB000001D60C53334FF5639377.png" xlink:type="simple" xlink:show="embed" xlink:actuate="onLoad" loext:mime-type="image/png">
            <text:p/>
          </draw:image>
        </draw:frame>
        <draw:custom-shape draw:style-name="gr17" draw:text-style-name="P24" draw:layer="layout" svg:width="0.641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custom-shape draw:style-name="gr19" draw:text-style-name="P24" draw:layer="layout" svg:width="0.641cm" svg:height="10.899cm" draw:transform="rotate (-3.14159265358979) translate (28.041cm 15.76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5" draw:layer="layout" svg:width="0.778cm" svg:height="4.064cm" draw:transform="rotate (-3.14159265358979) translate (0.6cm 2.27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Nuage de points (scatter plot)</text:span></text:p>
          </draw:text-box>
        </draw:frame>
        <draw:frame presentation:style-name="pr13" draw:text-style-name="P23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Peut représenter une corrélation entre deux variables</text:span></text:p>
              </text:list-item>
              <text:list-item>
                <text:p text:style-name="P13"><text:span text:style-name="T14">Les deux variables doivent être numériques</text:span></text:p>
              </text:list-item>
              <text:list-item>
                <text:p text:style-name="P13"><text:span text:style-name="T14">Souvent utilisé avec une <text:s/>régression linéaire</text:span></text:p>
              </text:list-item>
            </text:list>
          </draw:text-box>
        </draw:frame>
        <draw:frame draw:style-name="gr2" draw:text-style-name="P17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ourbe (line chart)</text:span></text:p>
          </draw:text-box>
        </draw:frame>
        <draw:frame presentation:style-name="pr14" draw:text-style-name="P23" draw:layer="layout" svg:width="12.2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Facile à lire</text:span></text:p>
              </text:list-item>
              <text:list-item>
                <text:p text:style-name="P13"><text:span text:style-name="T14">Visualise l'évolution d'une catégorie</text:span></text:p>
              </text:list-item>
              <text:list-item>
                <text:p text:style-name="P13"><text:span text:style-name="T14">Adapté aux données temporelles</text:span></text:p>
              </text:list-item>
              <text:list-item>
                <text:p text:style-name="P13"><text:span text:style-name="T14">Possibilité d'avoir plusieurs courbes sur le même graphique</text:span></text:p>
              </text:list-item>
            </text:list>
          </draw:text-box>
        </draw:frame>
        <draw:frame draw:style-name="gr2" draw:text-style-name="P17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draw:custom-shape draw:style-name="gr17" draw:text-style-name="P24" draw:layer="layout" svg:width="0.641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custom-shape draw:style-name="gr17" draw:text-style-name="P24" draw:layer="layout" svg:width="0.641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Histogramme (histogram)</text:span></text:p>
          </draw:text-box>
        </draw:frame>
        <draw:frame presentation:style-name="pr15" draw:text-style-name="P23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A ne pas confondre avec le diagramme en bâtons</text:span></text:p>
              </text:list-item>
              <text:list-item>
                <text:p text:style-name="P13"><text:span text:style-name="T14">Montre la fréquence de distribution d'une valeur</text:span></text:p>
              </text:list-item>
              <text:list-item>
                <text:p text:style-name="P13"><text:span text:style-name="T14">Les données doivent être continues</text:span></text:p>
              </text:list-item>
            </text:list>
          </draw:text-box>
        </draw:frame>
        <draw:frame draw:style-name="gr2" draw:text-style-name="P17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Attention à la manipulation</text:span></text:p>
          </draw:text-box>
        </draw:frame>
        <draw:frame draw:style-name="gr2" draw:text-style-name="P17" draw:layer="layout" svg:width="15.38cm" svg:height="10.23cm" svg:x="6.31cm" svg:y="2.07cm">
          <draw:image xlink:href="Pictures/100002010000036800000244FFE4732742814536.png" xlink:type="simple" xlink:show="embed" xlink:actuate="onLoad" loext:mime-type="image/png">
            <text:p/>
          </draw:image>
        </draw:frame>
        <draw:frame presentation:style-name="pr9" draw:text-style-name="P22" draw:layer="layout" svg:width="26.924cm" svg:height="0.628cm" svg:x="0.538cm" svg:y="12.472cm" presentation:class="title" presentation:user-transformed="true">
          <draw:text-box>
            <text:p text:style-name="P21"><text:span text:style-name="T9">Keynote d'Apple le 9 juin 2008</text:span></text:p>
          </draw:text-box>
        </draw:frame>
        <draw:frame presentation:style-name="pr5" draw:text-style-name="P26" draw:layer="layout" svg:width="25.198cm" svg:height="1.425cm" svg:x="1.376cm" svg:y="13.6cm" presentation:class="title" presentation:user-transformed="true">
          <draw:text-box>
            <text:p text:style-name="P21"><text:span text:style-name="T5">Quel est le problème de la dataviz ci-dessu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Attention à la manipulation</text:span></text:p>
          </draw:text-box>
        </draw:frame>
        <draw:frame draw:style-name="gr2" draw:text-style-name="P17" draw:layer="layout" svg:width="22.517cm" svg:height="11.081cm" svg:x="2.742cm" svg:y="2.119cm">
          <draw:image xlink:href="Pictures/10000201000005BF000002D4095C9D5A1BC0F604.png" xlink:type="simple" xlink:show="embed" xlink:actuate="onLoad" loext:mime-type="image/png">
            <text:p/>
          </draw:image>
        </draw:frame>
        <draw:frame presentation:style-name="pr16" draw:text-style-name="P27" draw:layer="layout" svg:width="26.924cm" svg:height="0.788cm" svg:x="0.538cm" svg:y="13.4cm" presentation:class="title" presentation:user-transformed="true">
          <draw:text-box>
            <text:p text:style-name="P21"><text:span text:style-name="T18">Voici la vraie représentation du graph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Attention à la manipulation</text:span></text:p>
          </draw:text-box>
        </draw:frame>
        <draw:frame presentation:style-name="pr17" draw:text-style-name="P22" draw:layer="layout" svg:width="26.924cm" svg:height="1.255cm" svg:x="0.538cm" svg:y="13.4cm" presentation:class="title" presentation:user-transformed="true">
          <draw:text-box>
            <text:p text:style-name="P21"><text:span text:style-name="T9">En jouant sur la perspective, Apple donne l'impression d'être le numéro 2 des smartphones aux États-Unis alors qu'il est en fait troisième</text:span></text:p>
          </draw:text-box>
        </draw:frame>
        <draw:frame draw:style-name="gr2" draw:text-style-name="P17" draw:layer="layout" svg:width="10.811cm" svg:height="10.833cm" svg:x="2.6cm" svg:y="2.273cm">
          <draw:image xlink:href="Pictures/10000201000001D8000001D92BCA2126619AE55F.png" xlink:type="simple" xlink:show="embed" xlink:actuate="onLoad" loext:mime-type="image/png">
            <text:p/>
          </draw:image>
        </draw:frame>
        <draw:frame draw:style-name="gr2" draw:text-style-name="P17" draw:layer="layout" svg:width="12.023cm" svg:height="10.148cm" svg:x="14cm" svg:y="2.6cm">
          <draw:image xlink:href="Pictures/100002010000028E00000228548DBC4B8C0B314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Mensonges communs</text:span></text:p>
          </draw:text-box>
        </draw:frame>
        <draw:frame presentation:style-name="pr18" draw:text-style-name="P14" draw:layer="layout" svg:width="26.03cm" svg:height="9.5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Problème d'échelle / proportion</text:span></text:p>
                <text:list>
                  <text:list-item>
                    <text:p text:style-name="P1"><text:span text:style-name="T6">Ex : L'axe Y ne commence pas à 0</text:span></text:p>
                  </text:list-item>
                  <text:list-item>
                    <text:p text:style-name="P1"><text:span text:style-name="T6">Ex : On se focalise sur une partie de l'axe X</text:span></text:p>
                  </text:list-item>
                </text:list>
              </text:list-item>
              <text:list-item>
                <text:p text:style-name="P13"><text:span text:style-name="T6">Données manquantes / troncature des axes</text:span></text:p>
              </text:list-item>
              <text:list-item>
                <text:p text:style-name="P13"><text:span text:style-name="T6">L'utilisation de la 3D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frame draw:style-name="gr21" draw:text-style-name="P15" draw:layer="layout" svg:width="23.981cm" svg:height="3.095cm" svg:x="1.119cm" svg:y="12.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presentation:style-name="pr19" draw:text-style-name="P14" draw:layer="layout" svg:width="25.03cm" svg:height="8.9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Concept inventé par Edward Tufte</text:span></text:p>
              </text:list-item>
              <text:list-item>
                <text:p text:style-name="P13"><text:span text:style-name="T6">Permet de détecter le facteur de mensonge d'un graphique</text:span></text:p>
                <text:list>
                  <text:list-item>
                    <text:p text:style-name="P1"><text:span text:style-name="T6">Autrement dit le facteur de "non-respect des proportions"</text:span></text:p>
                  </text:list-item>
                </text:list>
              </text:list-item>
              <text:list-item>
                <text:p text:style-name="P13"><text:span text:style-name="T6">Lie factor en anglais</text:span></text:p>
                <text:p text:style-name="P13"><text:span text:style-name="T6"/></text:p>
              </text:list-item>
            </text:list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2" draw:text-style-name="P28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3" draw:text-style-name="P29" draw:layer="layout" svg:width="26.962cm" svg:height="4.637cm" svg:x="0.706cm" svg:y="2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2" draw:text-style-name="P28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</text:list>
          </draw:text-box>
        </draw:frame>
        <draw:frame draw:style-name="gr24" draw:text-style-name="P30" draw:layer="layout" svg:width="26.4cm" svg:height="5cm" svg:x="1.4cm" svg:y="7.8cm">
          <draw:text-box>
            <text:list text:style-name="L1">
              <text:list-item>
                <text:p><text:span text:style-name="T20">Doit être compris entre 0,95 et 1,05. </text:span></text:p>
                <text:list>
                  <text:list-item>
                    <text:p><text:span text:style-name="T20">Si le facteur est hors bornes → Graphique mensonger</text:span></text:p>
                  </text:list-item>
                </text:list>
              </text:list-item>
              <text:list-item>
                <text:p><text:span text:style-name="T20">Nécessite de mesurer (avec une règle) pour les valeurs graphiqu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presentation:style-name="pr20" draw:text-style-name="P31" draw:layer="layout" svg:width="11cm" svg:height="2.9cm" svg:x="13.4cm" svg:y="4.125cm" presentation:class="outline" presentation:user-transformed="true">
          <draw:text-box>
            <text:list text:style-name="L3">
              <text:list-item>
                <text:p text:style-name="P13"><text:span text:style-name="T21">Barre 110 : 1 cm</text:span></text:p>
              </text:list-item>
              <text:list-item>
                <text:p text:style-name="P1"><text:span text:style-name="T21">Barre 44 : 0,4 cm</text:span></text:p>
                <text:p text:style-name="P1"><text:span text:style-name="T21"/></text:p>
              </text:list-item>
            </text:list>
          </draw:text-box>
        </draw:frame>
        <draw:frame presentation:style-name="pr21" draw:text-style-name="P32" draw:layer="layout" svg:width="7.598cm" svg:height="1.026cm" svg:x="13.802cm" svg:y="2.8cm" presentation:class="title" presentation:user-transformed="true">
          <draw:text-box>
            <text:p text:style-name="P1"><text:span text:style-name="T22">Taille des barres</text:span></text:p>
          </draw:text-box>
        </draw:frame>
        <draw:frame draw:style-name="gr23" draw:text-style-name="P29" draw:layer="layout" svg:width="26.962cm" svg:height="4.637cm" svg:x="0.8cm" svg:y="7.9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5" draw:text-style-name="P33" draw:layer="layout" svg:width="25.198cm" svg:height="1.425cm" svg:x="1.401cm" svg:y="13.601cm" presentation:class="title" presentation:user-transformed="true">
          <draw:text-box>
            <text:p text:style-name="P21"><text:span text:style-name="T22">Calculez le facteur de mensonge de la courbe ci-dessus.</text:span></text:p>
          </draw:text-box>
        </draw:frame>
        <draw:frame draw:style-name="gr2" draw:text-style-name="P17" draw:layer="layout" svg:width="9.525cm" svg:height="3.068cm" svg:x="2.475cm" svg:y="3.2cm">
          <draw:image xlink:href="Pictures/100002010000016800000074FB6201F7CFB5D69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presentation:style-name="pr22" draw:text-style-name="P33" draw:layer="layout" svg:width="25.198cm" svg:height="2.051cm" svg:x="1.401cm" svg:y="12cm" presentation:class="title" presentation:user-transformed="true">
          <draw:text-box>
            <text:p text:style-name="P21"><text:span text:style-name="T22">Voici le graphique corrigé</text:span><text:span text:style-name="T22"><text:line-break/></text:span><text:span text:style-name="T23">Ici le facteur de mensonge est proche de 1, c'est correct</text:span></text:p>
          </draw:text-box>
        </draw:frame>
        <draw:frame draw:style-name="gr2" draw:text-style-name="P17" draw:layer="layout" svg:width="21.551cm" svg:height="7.463cm" svg:x="3.225cm" svg:y="4.137cm">
          <draw:image xlink:href="Pictures/10000000000001660000007C69A135E8638AA88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draw:style-name="gr25" draw:text-style-name="P17" draw:layer="layout" svg:width="10.2cm" svg:height="7.034cm" svg:x="0.6cm" svg:y="2.5cm">
          <draw:image xlink:href="Pictures/1000000000000500000002D02E08120F1757D1B2.jpg" xlink:type="simple" xlink:show="embed" xlink:actuate="onLoad" loext:mime-type="image/jpeg">
            <text:p/>
          </draw:image>
        </draw:frame>
        <draw:frame draw:style-name="gr26" draw:text-style-name="P34" draw:layer="layout" svg:width="10.2cm" svg:height="2.3cm" svg:x="0.6cm" svg:y="9.9cm">
          <draw:text-box>
            <text:p text:style-name="P21"><text:span text:style-name="T24">Ici le facteur de mensonge est de ~19,46 !</text:span></text:p>
          </draw:text-box>
        </draw:frame>
        <draw:frame draw:style-name="gr8" draw:text-style-name="P15" draw:layer="layout" svg:width="23.981cm" svg:height="1.673cm" svg:x="1.117cm" svg:y="13.927cm">
          <draw:text-box>
            <text:p><text:span text:style-name="T25">Source(s) :</text:span></text:p>
            <text:list text:style-name="L1">
              <text:list-item>
                <text:p><text:span text:style-name="T8"><text:a xlink:href="https://twitter.com/vidalfrederique/status/1390735956014256131" xlink:type="simple">https://twitter.com/vidalfrederique/status/1390735956014256131</text:a></text:span></text:p>
              </text:list-item>
              <text:list-item>
                <text:p><text:span text:style-name="T8"><text:a xlink:href="https://mobile.twitter.com/batiste17180/status/1390832048189939712" xlink:type="simple">https://mobile.twitter.com/batiste17180/status/1390832048189939712</text:a></text:span><text:span text:style-name="T26"><text:s/></text:span><text:span text:style-name="T19">- Le graphique corrigé</text:span></text:p>
              </text:list-item>
            </text:list>
          </draw:text-box>
        </draw:frame>
        <draw:frame draw:style-name="gr2" draw:text-style-name="P17" draw:layer="layout" svg:width="15.285cm" svg:height="6.386cm" svg:x="11.915cm" svg:y="2.61cm">
          <draw:image xlink:href="Pictures/10000000000004E60000020CC32C0160FE93760B.png" xlink:type="simple" xlink:show="embed" xlink:actuate="onLoad" loext:mime-type="image/png">
            <text:p/>
          </draw:image>
        </draw:frame>
        <draw:frame draw:style-name="gr26" draw:text-style-name="P34" draw:layer="layout" svg:width="10.2cm" svg:height="2.3cm" svg:x="14.8cm" svg:y="9.9cm">
          <draw:text-box>
            <text:p text:style-name="P21"><text:span text:style-name="T24">Ici le facteur de mensonge est de ~1,04</text:span></text:p>
          </draw:text-box>
        </draw:frame>
        <draw:custom-shape draw:style-name="gr27" draw:text-style-name="P35" draw:layer="layout" svg:width="4.2cm" svg:height="4.2cm" svg:x="3.4cm" svg:y="3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8" draw:text-style-name="P36" draw:layer="layout" svg:width="4.348cm" svg:height="4.348cm" svg:x="18.2cm" svg:y="3.8cm">
          <draw:image xlink:href="Pictures/10000201000000F0000000F03F34FF713A28B8D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Règles</text:span></text:p>
          </draw:text-box>
        </draw:frame>
        <draw:frame presentation:style-name="pr23" draw:text-style-name="P14" draw:layer="layout" svg:width="25.03cm" svg:height="9.1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Ne pas oublier les légendes</text:span></text:p>
              </text:list-item>
              <text:list-item>
                <text:p text:style-name="P13"><text:span text:style-name="T6">Éviter les mensonges</text:span></text:p>
                <text:list>
                  <text:list-item>
                    <text:p text:style-name="P1"><text:span text:style-name="T6">Problèmes d'échelles / axes</text:span></text:p>
                  </text:list-item>
                  <text:list-item>
                    <text:p text:style-name="P1"><text:span text:style-name="T6">Problèmes d'inclinaisons (voir cas Apple)</text:span></text:p>
                  </text:list-item>
                </text:list>
              </text:list-item>
              <text:list-item>
                <text:p text:style-name="P1"><text:span text:style-name="T6">Penser aux contrastes des couleurs</text:span></text:p>
                <text:list>
                  <text:list-item>
                    <text:p text:style-name="P1"><text:span text:style-name="T6">Éviter les couleurs trop similaires</text:span></text:p>
                  </text:list-item>
                </text:list>
              </text:list-item>
              <text:list-item>
                <text:p text:style-name="P1"><text:span text:style-name="T6">Éviter les fioritures → </text:span><text:span text:style-name="T10">Allez à l'essentiel</text:span></text:p>
              </text:list-item>
            </text:list>
          </draw:text-box>
        </draw:frame>
        <draw:frame draw:style-name="gr29" draw:text-style-name="P15" draw:layer="layout" svg:width="23.981cm" svg:height="3.569cm" svg:x="1.12cm" svg:y="12.101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9"><text:s/>- anglais</text:span></text:p>
              </text:list-item>
              <text:list-item>
                <text:p><text:span text:style-name="T8"><text:a xlink:href="https://www.linkedin.com/pulse/edward-tuftes-six-principles-graphical-integrity-radhika-raghu" xlink:type="simple">https://www.linkedin.com/pulse/edward-tuftes-six-principles-graphical-integrity-radhika-raghu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n résumé</text:span></text:p>
          </draw:text-box>
        </draw:frame>
        <draw:frame presentation:style-name="pr24" draw:text-style-name="P14" draw:layer="layout" svg:width="25.03cm" svg:height="10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11">Plus d'exemples et de cas d'utilisation : </text:span></text:p>
                <text:list>
                  <text:list-item>
                    <text:p text:style-name="P1"><text:span text:style-name="T27">Quand utiliser quel graphique : </text:span></text:p>
                    <text:list>
                      <text:list-item>
                        <text:p text:style-name="P1"><text:span text:style-name="T28"><text:a xlink:href="https://www.data-to-viz.com/" xlink:type="simple">https://www.data-to-viz.com/</text:a></text:span><text:span text:style-name="T27"><text:s/>- anglais</text:span></text:p>
                      </text:list-item>
                      <text:list-item>
                        <text:p text:style-name="P1"><text:span text:style-name="T27"><text:a xlink:href="http://www.infographicsblog.com/chart-suggestions-a-thought-starter-andrew-abela/" xlink:type="simple">http://www.infographicsblog.com/chart-suggestions-a-thought-starter-andrew-abela/</text:a></text:span><text:span text:style-name="T27"><text:s/>- anglais / Source du graphique de la slide précédente</text:span></text:p>
                      </text:list-item>
                      <text:list-item>
                        <text:p text:style-name="P1"><text:span text:style-name="T28"><text:a xlink:href="https://gramener.github.io/visual-vocabulary-vega/#" xlink:type="simple">https://gramener.github.io/visual-vocabulary-vega/#</text:a></text:span></text:p>
                      </text:list-item>
                      <text:list-item>
                        <text:p text:style-name="P1"><text:span text:style-name="T29"><text:a xlink:href="https://python-graph-gallery.com/" xlink:type="simple">https://python-graph-gallery.com/</text:a></text:span><text:span text:style-name="T30"><text:s/>– </text:span><text:span text:style-name="T31">anglais</text:span></text:p>
                      </text:list-item>
                    </text:list>
                  </text:list-item>
                  <text:list-item>
                    <text:p text:style-name="P1"><text:span text:style-name="T27">Exemples d'erreurs communes et à éviter – anglais</text:span></text:p>
                    <text:list>
                      <text:list-item>
                        <text:p text:style-name="P1"><text:span text:style-name="T28"><text:a xlink:href="https://venngage.com/blog/bad-infographics/" xlink:type="simple">https://venngage.com/blog/bad-infographics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- Datawrapper</text:span></text:p>
          </draw:text-box>
        </draw:frame>
        <draw:frame draw:style-name="gr2" draw:text-style-name="P17" draw:layer="layout" svg:width="15.851cm" svg:height="10.835cm" svg:x="0.6cm" svg:y="2.665cm">
          <draw:image xlink:href="Pictures/1000020100000594000003D0C44B78700E875B89.png" xlink:type="simple" xlink:show="embed" xlink:actuate="onLoad" loext:mime-type="image/png">
            <text:p/>
          </draw:image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5" draw:text-style-name="P31" draw:layer="layout" svg:width="11cm" svg:height="5.5cm" svg:x="16.7cm" svg:y="2.7cm" presentation:class="outline" presentation:user-transformed="true">
          <draw:text-box>
            <text:list text:style-name="L3">
              <text:list-item>
                <text:p text:style-name="P13"><text:span text:style-name="T21">Gratuit</text:span></text:p>
              </text:list-item>
              <text:list-item>
                <text:p text:style-name="P1"><text:span text:style-name="T21">Nécessite inscription pour enregistrer ses créations</text:span></text:p>
              </text:list-item>
              <text:list-item>
                <text:p text:style-name="P1"><text:span text:style-name="T21">Gestion de la colorimétrie pour l'accessibilité</text:span></text:p>
                <text:p text:style-name="P1"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- flourish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flourish.studio/" xlink:type="simple">https://flourish.studio</text:a></text:span></text:p>
              </text:list-item>
            </text:list>
          </draw:text-box>
        </draw:frame>
        <draw:frame presentation:style-name="pr26" draw:text-style-name="P31" draw:layer="layout" svg:width="14.3cm" svg:height="5.9cm" svg:x="12.7cm" svg:y="9.7cm" presentation:class="outline" presentation:user-transformed="true">
          <draw:text-box>
            <text:list text:style-name="L3">
              <text:list-item>
                <text:p text:style-name="P13"><text:span text:style-name="T21">Gratuit et 100 % en ligne</text:span></text:p>
              </text:list-item>
              <text:list-item>
                <text:p text:style-name="P1"><text:span text:style-name="T21">Nécessite une inscription</text:span></text:p>
                <text:p text:style-name="P1"><text:span text:style-name="T21"/></text:p>
                <text:p text:style-name="P1"><text:span text:style-name="T21"/></text:p>
              </text:list-item>
            </text:list>
          </draw:text-box>
        </draw:frame>
        <draw:frame draw:style-name="gr2" draw:text-style-name="P17" draw:layer="layout" svg:width="17.014cm" svg:height="7.28cm" svg:x="0.486cm" svg:y="2.12cm">
          <draw:image xlink:href="Pictures/10000201000005E100000284A6FDD916F1F4D03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- Illustrator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7" draw:text-style-name="P31" draw:layer="layout" svg:width="15.3cm" svg:height="6.2cm" svg:x="12.4cm" svg:y="3.2cm" presentation:class="outline" presentation:user-transformed="true">
          <draw:text-box>
            <text:list text:style-name="L3">
              <text:list-item>
                <text:p text:style-name="P13"><text:span text:style-name="T21">Logiciel payant </text:span></text:p>
              </text:list-item>
              <text:list-item>
                <text:p text:style-name="P1"><text:span text:style-name="T21">Limité en terme de choix de dataviz</text:span></text:p>
              </text:list-item>
              <text:list-item>
                <text:p text:style-name="P1"><text:span text:style-name="T21">Propose plus de libertés en terme de design / mise en page</text:span></text:p>
              </text:list-item>
              <text:list-item>
                <text:p text:style-name="P1"><text:span text:style-name="T21">Permet de faire des infographies</text:span></text:p>
                <text:p text:style-name="P1"><text:span text:style-name="T21"/></text:p>
              </text:list-item>
            </text:list>
          </draw:text-box>
        </draw:frame>
        <draw:frame draw:style-name="gr2" draw:text-style-name="P17" draw:layer="layout" svg:width="10.872cm" svg:height="8.813cm" svg:x="1.128cm" svg:y="3.187cm">
          <draw:image xlink:href="Pictures/10000201000000DE000000B42203706181C31B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– En vrac</text:span></text:p>
          </draw:text-box>
        </draw:frame>
        <draw:frame presentation:style-name="pr28" draw:text-style-name="P31" draw:layer="layout" svg:width="26.5cm" svg:height="3.607cm" svg:x="1.2cm" svg:y="3.893cm" presentation:class="outline" presentation:user-transformed="true">
          <draw:text-box>
            <text:list text:style-name="L3">
              <text:list-item>
                <text:p text:style-name="P13"><text:span text:style-name="T21">https://charts.livegap.com/#TypesofCharts – Gratuit</text:span></text:p>
              </text:list-item>
              <text:list-item>
                <text:p text:style-name="P13"><text:span text:style-name="T21">https://gallery.keshif.me/VisTools – Outil d'aide à la décision</text:span></text:p>
              </text:list-item>
              <text:list-item>
                <text:p text:style-name="P1"><text:span text:style-name="T21">https://creately.com/ - Outil en ligne freemium</text:span></text:p>
              </text:list-item>
              <text:list-item>
                <text:p text:style-name="P1"><text:span text:style-name="T21"><text:a xlink:href="https://infogram.com/" xlink:type="simple">https://infogram.com/</text:a></text:span><text:span text:style-name="T21"><text:s/>- Outil en ligne freemium</text:span></text:p>
                <text:p text:style-name="P1"><text:span text:style-name="T21"/></text:p>
              </text:list-item>
            </text:list>
          </draw:text-box>
        </draw:frame>
        <draw:frame presentation:style-name="pr29" draw:text-style-name="P31" draw:layer="layout" svg:width="26.5cm" svg:height="4cm" svg:x="1.2cm" svg:y="10cm" presentation:class="outline" presentation:user-transformed="true">
          <draw:text-box>
            <text:list text:style-name="L3">
              <text:list-item>
                <text:p text:style-name="P37"><text:span text:style-name="T21">https://d3js.org/ - Bibliothèque javascript très puissante</text:span></text:p>
              </text:list-item>
              <text:list-item>
                <text:p text:style-name="P37"><text:span text:style-name="T32">https://www.chartjs.org/ - </text:span><text:span text:style-name="T21">Bibliothèque javascript</text:span></text:p>
              </text:list-item>
              <text:list-item>
                <text:p text:style-name="P13"><text:span text:style-name="T32">seaborn / matplotlib – https://seaborn.pydata.org/ - </text:span><text:span text:style-name="T21">Bibliothèque Python</text:span></text:p>
              </text:list-item>
              <text:list-item>
                <text:p text:style-name="P13"><text:span text:style-name="T32">https://docs.bokeh.org/ - </text:span><text:span text:style-name="T21">Bibliothèque Python et javascript</text:span></text:p>
                <text:p text:style-name="P1"><text:span text:style-name="T21"/></text:p>
              </text:list-item>
            </text:list>
          </draw:text-box>
        </draw:frame>
        <draw:frame presentation:style-name="pr5" draw:text-style-name="P38" draw:layer="layout" svg:width="25.198cm" svg:height="1.425cm" svg:x="1.376cm" svg:y="2.6cm" presentation:class="title" presentation:user-transformed="true">
          <draw:text-box>
            <text:p text:style-name="P1"><text:span text:style-name="T33">Ne nécessite pas de développer</text:span></text:p>
          </draw:text-box>
        </draw:frame>
        <draw:frame presentation:style-name="pr5" draw:text-style-name="P38" draw:layer="layout" svg:width="25.198cm" svg:height="1.425cm" svg:x="1.376cm" svg:y="8.8cm" presentation:class="title" presentation:user-transformed="true">
          <draw:text-box>
            <text:p text:style-name="P1"><text:span text:style-name="T33">Nécessite de développ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xemples de datavisualisations</text:span></text:p>
          </draw:text-box>
        </draw:frame>
        <draw:frame presentation:style-name="pr30" draw:text-style-name="P14" draw:layer="layout" svg:width="25.03cm" svg:height="6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34"><text:a xlink:href="https://www.reddit.com/r/dataisbeautiful/" xlink:type="simple">https://www.reddit.com/r/dataisbeautiful/</text:a></text:span></text:p>
              </text:list-item>
              <text:list-item>
                <text:p text:style-name="P13"><text:span text:style-name="T34"><text:a xlink:href="https://www.informationisbeautiful.net/visualizations/based-on-a-true-true-story/" xlink:type="simple">https://www.informationisbeautiful.net/visualizations/based-on-a-true-true-story/</text:a></text:span></text:p>
                <text:list>
                  <text:list-item>
                    <text:p text:style-name="P1"><text:span text:style-name="T34"><text:a xlink:href="https://informationisbeautiful.net/" xlink:type="simple">https://informationisbeautiful.net/</text:a></text:span></text:p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1" draw:text-style-name="P39" draw:layer="layout" svg:width="25.198cm" svg:height="6.301cm" svg:x="1.394cm" svg:y="0.63cm" presentation:class="title" presentation:user-transformed="true">
          <draw:text-box>
            <text:p text:style-name="P1"><text:span text:style-name="T35">Quelque soit l'outil, il faudra certainement nettoyer, filtrer, extraire vos données.</text:span><text:span text:style-name="T35"><text:line-break/></text:span><text:span text:style-name="T35">N'oubliez pas pandas.</text:span></text:p>
          </draw:text-box>
        </draw:frame>
        <draw:custom-shape draw:style-name="gr9" draw:text-style-name="P10" draw:layer="layout" svg:width="0.842cm" svg:height="10.899cm" draw:transform="rotate (-3.14159265358979) translate (28.043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Étapes</text:span></text:p>
          </draw:text-box>
        </draw:frame>
        <draw:frame presentation:style-name="pr32" draw:text-style-name="P14" draw:layer="layout" svg:width="25.03cm" svg:height="10.605cm" svg:x="1.37cm" svg:y="2.295cm" presentation:class="outline" presentation:user-transformed="true">
          <draw:text-box>
            <text:list text:style-name="L4">
              <text:list-item>
                <text:p text:style-name="P13"><text:span text:style-name="T11"><text:s/></text:span><text:span text:style-name="T11">Acquisition des données</text:span></text:p>
              </text:list-item>
              <text:list-item>
                <text:p text:style-name="P13"><text:span text:style-name="T11"><text:s/></text:span><text:span text:style-name="T11">Transformation</text:span></text:p>
              </text:list-item>
              <text:list-item>
                <text:p text:style-name="P13"><text:span text:style-name="T11"><text:s/></text:span><text:span text:style-name="T11">Filtrage</text:span></text:p>
              </text:list-item>
              <text:list-item>
                <text:p text:style-name="P13"><text:span text:style-name="T11"><text:s/></text:span><text:span text:style-name="T11">Exploration</text:span></text:p>
              </text:list-item>
              <text:list-item>
                <text:p text:style-name="P13"><text:span text:style-name="T11"><text:s/></text:span><text:span text:style-name="T11">Représentation</text:span></text:p>
              </text:list-item>
              <text:list-item>
                <text:p text:style-name="P13"><text:span text:style-name="T11"><text:s/></text:span><text:span text:style-name="T11">Affinage</text:span></text:p>
              </text:list-item>
              <text:list-item>
                <text:p text:style-name="P13"><text:span text:style-name="T11"><text:s/></text:span><text:span text:style-name="T11">Interagir (facultatif)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Acquisition des données</text:span></text:p>
          </draw:text-box>
        </draw:frame>
        <draw:frame presentation:style-name="pr33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Webscraping</text:span></text:p>
              </text:list-item>
              <text:list-item>
                <text:p text:style-name="P13"><text:span text:style-name="T11">Sites de données ouvertes</text:span></text:p>
                <text:list>
                  <text:list-item>
                    <text:p text:style-name="P1"><text:span text:style-name="T11">data.gouv.fr</text:span></text:p>
                  </text:list-item>
                  <text:list-item>
                    <text:p text:style-name="P1"><text:span text:style-name="T11">insee.fr</text:span></text:p>
                  </text:list-item>
                  <text:list-item>
                    <text:p text:style-name="P1"><text:span text:style-name="T11">https://ec.europa.eu/eurostat/web/main/data/database</text:span></text:p>
                  </text:list-item>
                  <text:list-item>
                    <text:p text:style-name="P1"><text:span text:style-name="T11">…</text:span></text:p>
                  </text:list-item>
                </text:list>
              </text:list-item>
              <text:list-item>
                <text:p text:style-name="P1"><text:span text:style-name="T11">Flux RSS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Transformation</text:span></text:p>
          </draw:text-box>
        </draw:frame>
        <draw:frame presentation:style-name="pr34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Homogénéité :</text:span></text:p>
                <text:list>
                  <text:list-item>
                    <text:p text:style-name="P1"><text:span text:style-name="T11">Unités</text:span></text:p>
                  </text:list-item>
                  <text:list-item>
                    <text:p text:style-name="P1"><text:span text:style-name="T11">Casse de chaînes de caractère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Filtrages</text:span></text:p>
          </draw:text-box>
        </draw:frame>
        <draw:frame presentation:style-name="pr35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Suppression des données : </text:span></text:p>
                <text:list>
                  <text:list-item>
                    <text:p text:style-name="P1"><text:span text:style-name="T11">Incorrectes</text:span></text:p>
                  </text:list-item>
                  <text:list-item>
                    <text:p text:style-name="P1"><text:span text:style-name="T11">Absurdes </text:span></text:p>
                  </text:list-item>
                  <text:list-item>
                    <text:p text:style-name="P1"><text:span text:style-name="T11">Manquant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Exploration</text:span></text:p>
          </draw:text-box>
        </draw:frame>
        <draw:frame presentation:style-name="pr3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Calcul d'indicateurs :</text:span></text:p>
                <text:list>
                  <text:list-item>
                    <text:p text:style-name="P1"><text:span text:style-name="T11">Moyenne</text:span></text:p>
                  </text:list-item>
                  <text:list-item>
                    <text:p text:style-name="P1"><text:span text:style-name="T11">Médiane</text:span></text:p>
                  </text:list-item>
                  <text:list-item>
                    <text:p text:style-name="P1"><text:span text:style-name="T11">Mode</text:span></text:p>
                  </text:list-item>
                  <text:list-item>
                    <text:p text:style-name="P1"><text:span text:style-name="T11">Ecart-type</text:span></text:p>
                  </text:list-item>
                  <text:list-item>
                    <text:p text:style-name="P1"><text:span text:style-name="T11">...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Représentation</text:span></text:p>
          </draw:text-box>
        </draw:frame>
        <draw:frame presentation:style-name="pr3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Réalisation de dataviz</text:span></text:p>
              </text:list-item>
              <text:list-item>
                <text:p text:style-name="P13"><text:span text:style-name="T11">Choix des composantes :</text:span></text:p>
                <text:list>
                  <text:list-item>
                    <text:p text:style-name="P1"><text:span text:style-name="T11">Qu'est-ce que je choisis d'afficher ?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Affinage</text:span></text:p>
          </draw:text-box>
        </draw:frame>
        <draw:frame presentation:style-name="pr38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Phase d'amélioration</text:span></text:p>
              </text:list-item>
              <text:list-item>
                <text:p text:style-name="P13"><text:span text:style-name="T11">Correction d'éventuelle erreurs sur le filtrages ou dataviz</text:span></text:p>
                <text:list>
                  <text:list-item>
                    <text:p text:style-name="P1"><text:span text:style-name="T11">Revenir à la phase "filtrage" en cas de problèm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Interagir</text:span></text:p>
          </draw:text-box>
        </draw:frame>
        <draw:frame presentation:style-name="pr39" draw:text-style-name="P14" draw:layer="layout" svg:width="25.03cm" svg:height="9.3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0">Phase facultative</text:span></text:p>
              </text:list-item>
              <text:list-item>
                <text:p text:style-name="P13"><text:span text:style-name="T11">Permet à l'utilisateur d'interagir avec la dataviz. Outils comme :</text:span></text:p>
                <text:list>
                  <text:list-item>
                    <text:p text:style-name="P1"><text:span text:style-name="T11">plotly</text:span></text:p>
                  </text:list-item>
                  <text:list-item>
                    <text:p text:style-name="P1"><text:span text:style-name="T11">D3</text:span></text:p>
                  </text:list-item>
                  <text:list-item>
                    <text:p text:style-name="P1"><text:span text:style-name="T11">...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9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3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3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2-01T15:17:24.890000000</dc:date>
    <meta:editing-duration>P20DT17H8M50S</meta:editing-duration>
    <meta:editing-cycles>1025</meta:editing-cycles>
    <meta:generator>LibreOffice/6.2.5.2$Windows_X86_64 LibreOffice_project/1ec314fa52f458adc18c4f025c545a4e8b22c159</meta:generator>
    <meta:document-statistic meta:object-count="305"/>
  </office:meta>
</office:document-meta>
</file>

<file path=Object 2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i mathvariant="italic">graphique</mi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i mathvariant="italic">graphique</mi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row>
                          <mi mathvariant="italic">jeu</mi>
                          <mi mathvariant="italic">de</mi>
                          <mi mathvariant="italic">données</mi>
                        </mrow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row>
                        <mi mathvariant="italic">jeu</mi>
                        <mi mathvariant="italic">de</mi>
                        <mi mathvariant="italic">données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abs{{valeur2 (graphique) - valeur1 (graphique)}}  over {valeur1 (graphique)} } over { abs{{valeur2 (jeu de données) - valeur1 (jeu de données)}}  over {valeur1 (jeu de données)}} </annotation>
  </semantics>
</math>
</file>

<file path=Object 3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i mathvariant="italic">graphique</mi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i mathvariant="italic">graphique</mi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row>
                          <mi mathvariant="italic">jeu</mi>
                          <mi mathvariant="italic">de</mi>
                          <mi mathvariant="italic">données</mi>
                        </mrow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row>
                        <mi mathvariant="italic">jeu</mi>
                        <mi mathvariant="italic">de</mi>
                        <mi mathvariant="italic">données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abs{{valeur2 (graphique) - valeur1 (graphique)}}  over {valeur1 (graphique)} } over { abs{{valeur2 (jeu de données) - valeur1 (jeu de données)}}  over {valeur1 (jeu de données)}} </annotation>
  </semantics>
</math>
</file>